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2188in" style:rel-column-width="22370*"/>
    </style:style>
    <style:style style:name="Table1.B" style:family="table-column">
      <style:table-column-properties style:column-width="1.5521in" style:rel-column-width="15648*"/>
    </style:style>
    <style:style style:name="Table1.C" style:family="table-column">
      <style:table-column-properties style:column-width="1.5208in" style:rel-column-width="15333*"/>
    </style:style>
    <style:style style:name="Table1.D" style:family="table-column">
      <style:table-column-properties style:column-width="1.2083in" style:rel-column-width="12184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style:font-name-asian="Times New Roman1" style:font-size-asian="12pt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 style:master-page-name="Standard">
      <style:paragraph-properties style:page-number="auto"/>
      <style:text-properties style:font-name="Liberation Serif" fo:font-size="12pt" fo:font-weight="bold" style:font-size-asian="12pt" style:font-weight-asian="bold" style:font-size-complex="12pt"/>
    </style:style>
    <style:style style:name="P17" style:family="paragraph" style:parent-style-name="Standard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91cc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normal" officeooo:rsid="000191cc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officeooo:rsid="0000c124"/>
    </style:style>
    <style:style style:name="T10" style:family="text">
      <style:text-properties officeooo:rsid="0000d14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GoBack"/>Standards:</text:p>
      <text:p text:style-name="P1"><text:span text:style-name="T1">TEKS 5B: </text:span><text:span text:style-name="T2">(5) <text:s/>Science concepts. The student knows the nature of forces in the physical world. The student is expected to: (B) <text:s/>describe and calculate how the magnitude of the gravitational force between two objects depends on their masses and the distance between their centers</text:span></text:p>
      <text:p text:style-name="P4"/>
      <text:p text:style-name="P4">TEKS 2L: (2) <text:s/>Scientific processes. The student uses a systematic approach to answer scientific laboratory and field investigative questions. The student is expected to: (L) <text:s/>express and manipulate relationships among physical variables quantitatively, including the use of graphs, charts, and equations.</text:p>
      <text:p text:style-name="P5"/>
      <text:p text:style-name="P1"><text:bookmark-end text:name="_GoBack"/><text:span text:style-name="T1">Suggested Time: </text:span><text:span text:style-name="T2">45 to 90 minutes.</text:span></text:p>
      <text:p text:style-name="P5"/>
      <text:p text:style-name="P5">Title: Using Satellites to Measure the Mass of the Earth</text:p>
      <text:p text:style-name="P5"/>
      <text:p text:style-name="P5">Objectives for the Investigation (purpose, real world connections): </text:p>
      <text:p text:style-name="P4">The student will use Newton’s Law of Universal Gravitation to calculate the mass of the Earth.</text:p>
      <text:p text:style-name="P5"/>
      <text:p text:style-name="P5">Background to the Investigation/lecture notes (Additional Resources)</text:p>
      <text:p text:style-name="P5"/>
      <text:p text:style-name="P4">Orbits, as we know from Johannes Keppler, are elliptical in nature, with varying degrees of eccentricity. <text:s/>However, for the purposes of simplification to understand the underlying concepts, we will make the following assumptions: 1) All orbits of satellites we are interested in are circular. <text:s/>This assumption is not outrageous, as all of these satellites have low eccentricities. <text:s/>2) The central body is much more massive than the orbiting bodies, such that it is stationary relative to the barycenter of the system. <text:s/>In this investigation, we will use Earth as the central body. <text:s/>Because it is over 81 times more massive than the largest orbiting object (Luna), we can assume that the center of mass of the system is always where the <text:span text:style-name="T10">center of the </text:span>earth is located. <text:s/></text:p>
      <text:p text:style-name="P4"/>
      <text:p text:style-name="P4"/>
      <text:p text:style-name="P4">In order for a satellite to stay in a stable, circular orbit, the force of the mutual gravitational attraction must be a centripetal force – that is, it must obey the equation <draw:frame draw:style-name="fr1" draw:name="Object1" text:anchor-type="as-char" svg:y="-0.2681in" svg:width="0.6516in" svg:height="0.4173in" draw:z-index="0"><draw:object xlink:href="./Object 1" xlink:type="simple" xlink:show="embed" xlink:actuate="onLoad"/><draw:image xlink:href="./ObjectReplacements/Object 1" xlink:type="simple" xlink:show="embed" xlink:actuate="onLoad"/></draw:frame>. <text:s/>We can use this fact to accurately calculate the mass of the earth if we know two things: a) the distance a body orbits it and b) the orbital period. <text:s/></text:p>
      <text:p text:style-name="P4"/>
      <text:p text:style-name="P4">Students may research satellite orbital periods themselves, or they may use the attached table to find the desired informatio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rivation of the Formula</text:p>
      <text:p text:style-name="P4">Students will likely need guidance on how to derive the formula for calculating the mass of the earth. <text:s/>Start by asking about forces. <text:s/>Because we are assuming a circular orbit, with earth at the center, we can say that gravitation must be the force which holds it in the circular orbit.</text:p>
      <text:p text:style-name="P4"/>
      <text:p text:style-name="P6"><text:span text:style-name="T2">F</text:span><text:span text:style-name="T7">g</text:span><text:span text:style-name="T2"> = F</text:span><text:span text:style-name="T7">c</text:span><text:span text:style-name="T6"> <text:s/></text:span><text:span text:style-name="T8">(1)</text:span></text:p>
      <text:p text:style-name="P10"/>
      <text:p text:style-name="P8">Substituting the formula for each of these gives us:</text:p>
      <text:p text:style-name="P1"/>
      <text:p text:style-name="P2"><draw:frame draw:style-name="fr1" draw:name="Object2" text:anchor-type="as-char" svg:y="-0.2929in" svg:width="1.1083in" svg:height="0.466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(2)</text:p>
      <text:p text:style-name="P1">Where m<text:span text:style-name="T5">s</text:span> is the mass of the orbiting satellite. <text:s/>Canceling like terms gives us:</text:p>
      <text:p text:style-name="P1"/>
      <text:p text:style-name="P2"><draw:frame draw:style-name="fr1" draw:name="Object5" text:anchor-type="as-char" svg:y="-0.2689in" svg:width="0.7043in" svg:height="0.4181in" draw:z-index="3"><draw:object xlink:href="./Object 5" xlink:type="simple" xlink:show="embed" xlink:actuate="onLoad"/><draw:image xlink:href="./ObjectReplacements/Object 5" xlink:type="simple" xlink:show="embed" xlink:actuate="onLoad"/></draw:frame>(3)</text:p>
      <text:p text:style-name="P1"/>
      <text:p text:style-name="P1">At this point, we can solve for the mass of the earth:</text:p>
      <text:p text:style-name="P1"/>
      <text:p text:style-name="P2"><draw:frame draw:style-name="fr1" draw:name="Object6" text:anchor-type="as-char" svg:y="-0.2681in" svg:width="0.7772in" svg:height="0.4165in" draw:z-index="4"><draw:object xlink:href="./Object 6" xlink:type="simple" xlink:show="embed" xlink:actuate="onLoad"/><draw:image xlink:href="./ObjectReplacements/Object 6" xlink:type="simple" xlink:show="embed" xlink:actuate="onLoad"/></draw:frame>(4)</text:p>
      <text:p text:style-name="P11"/>
      <text:p text:style-name="P1">Velocity can be calculated as Distance over time:</text:p>
      <text:p text:style-name="P2"><draw:frame draw:style-name="fr1" draw:name="Object3" text:anchor-type="as-char" svg:y="-0.2437in" svg:width="0.5429in" svg:height="0.3929in" draw:z-index="5"><draw:object xlink:href="./Object 4" xlink:type="simple" xlink:show="embed" xlink:actuate="onLoad"/><draw:image xlink:href="./ObjectReplacements/Object 4" xlink:type="simple" xlink:show="embed" xlink:actuate="onLoad"/></draw:frame>(5)</text:p>
      <text:p text:style-name="P2"/>
      <text:p text:style-name="P3">Because the object is moving in a circle, the distance is the circumference of the orbit, and the time is the orbital period. <text:s/>Therefore, the expression for velocity can be expanded to read:</text:p>
      <text:p text:style-name="P1"/>
      <text:p text:style-name="P2"><draw:frame draw:style-name="fr1" draw:name="Object7" text:anchor-type="as-char" svg:y="-0.2445in" svg:width="1.5984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(6)</text:p>
      <text:p text:style-name="P12"/>
      <text:p text:style-name="P13">Substituting this expression into (4) yields:</text:p>
      <text:p text:style-name="P13"/>
      <text:p text:style-name="P2"><draw:frame draw:style-name="fr1" draw:name="Object8" text:anchor-type="as-char" svg:y="-0.4772in" svg:width="1.3791in" svg:height="0.626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(7)</text:p>
      <text:p text:style-name="P3"/>
      <text:p text:style-name="P3">Finally, combining like terms: </text:p>
      <text:p text:style-name="P1"/>
      <text:p text:style-name="P7"><text:span text:style-name="T2"><draw:frame draw:style-name="fr1" draw:name="Object4" text:anchor-type="as-char" svg:y="-0.2681in" svg:width="0.9126in" svg:height="0.45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(8)</text:span></text:p>
      <text:p text:style-name="P9"/>
      <text:p text:style-name="P9"/>
      <text:p text:style-name="P9">Equation (8) can be used to find the mass of the earth, given the information in the table.</text:p>
      <text:p text:style-name="P9"/>
      <text:p text:style-name="P5"><text:soft-page-break/></text:p>
      <text:p text:style-name="P5">Vocabulary</text:p>
      <text:p text:style-name="P5"/>
      <text:p text:style-name="P4">Newton’s Law of Universal Gravitation</text:p>
      <text:p text:style-name="P4">Centripetal Force</text:p>
      <text:p text:style-name="P4">Period</text:p>
      <text:p text:style-name="P4"/>
      <text:p text:style-name="P5"/>
      <text:p text:style-name="P5">Prelab Assignment (Use background information to make a prediction)</text:p>
      <text:p text:style-name="P5"/>
      <text:list xml:id="list280821108229337827" text:style-name="L1">
        <text:list-item>
          <text:p text:style-name="P17">The gravitational attraction between two objects gets larger as the distance ___________.</text:p>
        </text:list-item>
      </text:list>
      <text:p text:style-name="P4"/>
      <text:p text:style-name="P4"/>
      <text:list xml:id="list74436679752600" text:continue-numbering="true" text:style-name="L1">
        <text:list-item>
          <text:p text:style-name="P17">Would it be possible to design a satellite that stays in the same point in the sky over the equator?</text:p>
        </text:list-item>
      </text:list>
      <text:p text:style-name="P4"/>
      <text:p text:style-name="P4"/>
      <text:list xml:id="list74436432039124" text:continue-numbering="true" text:style-name="L1">
        <text:list-item>
          <text:p text:style-name="P17">Would it be possible to design a satellite that stays directly over the north pole?</text:p>
        </text:list-item>
      </text:list>
      <text:p text:style-name="P4"/>
      <text:p text:style-name="P4"/>
      <text:list xml:id="list74435162270303" text:continue-numbering="true" text:style-name="L1">
        <text:list-item>
          <text:p text:style-name="P17">When launching a satellite, which direction would take the least energy – North, east, south, or west?</text:p>
        </text:list-item>
      </text:list>
      <text:p text:style-name="P4"/>
      <text:p text:style-name="P4"/>
      <text:p text:style-name="P5"/>
      <text:p text:style-name="P5">Safety</text:p>
      <text:p text:style-name="P5">Do not eat. <text:s/>As with all paper products, beware of sharp edges. <text:s/>An environmental suit is required to visit any of the objects listed, not including the earth. <text:s/>The gravity of Earth may be extreme for non-native beings.</text:p>
      <text:p text:style-name="P5"/>
      <text:p text:style-name="P5">(Teacher Materials if applicable)</text:p>
      <text:p text:style-name="P5"/>
      <text:p text:style-name="P5">Materials</text:p>
      <text:p text:style-name="P4">1 sheet detailing the orbital information of satellites. (or internet access to look it up on your own)</text:p>
      <text:p text:style-name="P5"/>
      <text:p text:style-name="P5"/>
      <text:p text:style-name="P5">Procedure</text:p>
      <text:p text:style-name="P4">Study the data given to you on satellites (or that you have researched). <text:s/>Identify any trends. <text:s/>Calculate the mass of the earth, given these data.</text:p>
      <text:p text:style-name="P5"/>
      <text:p text:style-name="P5"/>
      <text:p text:style-name="P5">Data Analysis</text:p>
      <text:p text:style-name="P5"/>
      <text:p text:style-name="P5">Post lab questions</text:p>
      <text:p text:style-name="P5"/>
      <text:p text:style-name="P5"><text:soft-page-break/></text:p>
      <text:p text:style-name="P5"/>
      <text:p text:style-name="P4">Enrichment: There are several places where information about visible satellite passes is available. <text:s/><text:a xlink:type="simple" xlink:href="http://www.heavens-above.com/" text:style-name="Internet_20_link" text:visited-style-name="Visited_20_Internet_20_Link">http://www.heavens-above.com/</text:a> is an excellent online resource for predicting visible satellite passes. <text:s/>Additionally, there is an Android (and perhaps I-phone) app called “SatTrack” that will predict satellite passes. <text:s/>An untrained eye is easily capable of seeing any satellite of magnitude 0 (or less). <text:s/>A trained eye is capable of seeing objects of magnitude 6 - in an area with low light pollution. <text:s/></text:p>
      <text:p text:style-name="P5"/>
      <text:p text:style-name="P5">Disposal of chemicals: </text:p>
      <text:p text:style-name="P1">Please do not dispose of the earth or any satellites. <text:s/>Leave them where they a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Satellite</text:p>
          </table:table-cell>
          <table:table-cell table:style-name="Table1.A1" office:value-type="string">
            <text:p text:style-name="P14">Average Distance from the center of the Earth (km)</text:p>
          </table:table-cell>
          <table:table-cell table:style-name="Table1.A1" office:value-type="string">
            <text:p text:style-name="P14">Orbital Period (Minutes)</text:p>
          </table:table-cell>
          <table:table-cell table:style-name="Table1.D1" office:value-type="string">
            <text:p text:style-name="P14">Mass (kg)</text:p>
          </table:table-cell>
        </table:table-row>
        <table:table-row>
          <table:table-cell table:style-name="Table1.A2" office:value-type="string">
            <text:p text:style-name="P15">ISS</text:p>
            <text:p text:style-name="P15"/>
            <text:p text:style-name="P14">The International Space Station</text:p>
            <text:p text:style-name="P14"/>
            <text:p text:style-name="P14">The ninth inhabited space station. <text:s/>Launched in parts, from 1998 through 2016.</text:p>
            <text:p text:style-name="P14"/>
          </table:table-cell>
          <table:table-cell table:style-name="Table1.A2" office:value-type="string">
            <text:p text:style-name="P14">6780.6</text:p>
          </table:table-cell>
          <table:table-cell table:style-name="Table1.A2" office:value-type="string">
            <text:p text:style-name="P14">92.6</text:p>
          </table:table-cell>
          <table:table-cell table:style-name="Table1.D2" office:value-type="string">
            <text:p text:style-name="P14">450,000</text:p>
          </table:table-cell>
        </table:table-row>
        <table:table-row>
          <table:table-cell table:style-name="Table1.A2" office:value-type="string">
            <text:p text:style-name="P15">CO-65</text:p>
            <text:p text:style-name="P14"/>
            <text:p text:style-name="P14">Cubesat </text:p>
            <text:p text:style-name="P14">C<text:span text:style-name="T9">O-65</text:span> is an amateur radio communications satellite that is a 20-cm cube. <text:s/>It allows digital information to be transferred between stations that are no more than 900 miles apart. <text:s/></text:p>
          </table:table-cell>
          <table:table-cell table:style-name="Table1.A2" office:value-type="string">
            <text:p text:style-name="P14">7008.1</text:p>
          </table:table-cell>
          <table:table-cell table:style-name="Table1.A2" office:value-type="string">
            <text:p text:style-name="P14">97.2</text:p>
          </table:table-cell>
          <table:table-cell table:style-name="Table1.D2" office:value-type="string">
            <text:p text:style-name="P14">3</text:p>
          </table:table-cell>
        </table:table-row>
        <table:table-row>
          <table:table-cell table:style-name="Table1.A2" office:value-type="string">
            <text:p text:style-name="P15">GPS IIF-2</text:p>
            <text:p text:style-name="P14"/>
            <text:p text:style-name="P14">A GPS Satellite, Launched in 2011 in order to replace older, failing GPS satellites.</text:p>
          </table:table-cell>
          <table:table-cell table:style-name="Table1.A2" office:value-type="string">
            <text:p text:style-name="P14">26,578.1</text:p>
          </table:table-cell>
          <table:table-cell table:style-name="Table1.A2" office:value-type="string">
            <text:p text:style-name="P14">720</text:p>
          </table:table-cell>
          <table:table-cell table:style-name="Table1.D2" office:value-type="string">
            <text:p text:style-name="P14">1,630</text:p>
          </table:table-cell>
        </table:table-row>
        <table:table-row>
          <table:table-cell table:style-name="Table1.A2" office:value-type="string">
            <text:p text:style-name="P15">EchoStar-7</text:p>
            <text:p text:style-name="P14"/>
            <text:p text:style-name="P14">This satellite is one of the main satellites responsible for Satellite TV. <text:s/>This satellite is specific to DISH network programming. <text:s/></text:p>
          </table:table-cell>
          <table:table-cell table:style-name="Table1.A2" office:value-type="string">
            <text:p text:style-name="P14">42,164</text:p>
          </table:table-cell>
          <table:table-cell table:style-name="Table1.A2" office:value-type="string">
            <text:p text:style-name="P14">1436.07 </text:p>
          </table:table-cell>
          <table:table-cell table:style-name="Table1.D2" office:value-type="string">
            <text:p text:style-name="P14">690</text:p>
          </table:table-cell>
        </table:table-row>
        <table:table-row>
          <table:table-cell table:style-name="Table1.A2" office:value-type="string">
            <text:p text:style-name="P15">Luna</text:p>
            <text:p text:style-name="P14">The Moon</text:p>
            <text:p text:style-name="P14"/>
            <text:p text:style-name="P14">The only natural satellite of the earth.</text:p>
            <text:p text:style-name="P14"/>
            <text:p text:style-name="P14"/>
          </table:table-cell>
          <table:table-cell table:style-name="Table1.A2" office:value-type="string">
            <text:p text:style-name="P14">384,399 </text:p>
          </table:table-cell>
          <table:table-cell table:style-name="Table1.A2" office:value-type="string">
            <text:p text:style-name="P14">39343.1</text:p>
          </table:table-cell>
          <table:table-cell table:style-name="Table1.D2" office:value-type="string">
            <text:p text:style-name="P14">7.3477 × 10<text:span text:style-name="T4">22</text:span> <text:s/></text:p>
          </table:table-cell>
        </table:table-row>
      </table:table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M. Espinoza</meta:initial-creator>
    <meta:editing-cycles>49</meta:editing-cycles>
    <meta:creation-date>2012-06-19T15:44:00</meta:creation-date>
    <dc:date>2019-02-26T07:44:34.931755772</dc:date>
    <meta:editing-duration>PT2H17M9S</meta:editing-duration>
    <meta:generator>LibreOffice/5.2.7.2$Linux_X86_64 LibreOffice_project/20$Build-2</meta:generator>
    <meta:document-statistic meta:table-count="1" meta:image-count="0" meta:object-count="8" meta:page-count="6" meta:paragraph-count="82" meta:word-count="909" meta:character-count="5529" meta:non-whitespace-character-count="4658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i>F</mi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= {m v ^2} over r</annotation>
  </semantics>
</math>
</file>

<file path=Object 2/content.xml><?xml version="1.0" encoding="utf-8"?>
<math xmlns="http://www.w3.org/1998/Math/MathML">
  <semantics>
    <mrow>
      <mrow>
        <msub>
          <mi>m</mi>
          <mi>e</mi>
        </msub>
        <mo stretchy="false">=</mo>
        <mfrac>
          <mrow>
            <mn>4</mn>
            <msup>
              <mi>π</mi>
              <mn>2</mn>
            </msup>
            <msup>
              <mi>r</mi>
              <mn>3</mn>
            </msup>
          </mrow>
          <mrow>
            <mo stretchy="false">(</mo>
            <mrow>
              <mrow>
                <msup>
                  <mi>t</mi>
                  <mn>2</mn>
                </msup>
                <mo stretchy="false">×</mo>
                <mi>G</mi>
              </mrow>
            </mrow>
            <mo stretchy="false">)</mo>
          </mrow>
        </mfrac>
      </mrow>
    </mrow>
    <annotation encoding="StarMath 5.0">m sub e = {4 π^2 r^3 } over (t^2 times G)</annotation>
  </semantics>
</math>
</file>

<file path=Object 3/content.xml><?xml version="1.0" encoding="utf-8"?>
<math xmlns="http://www.w3.org/1998/Math/MathML">
  <semantics>
    <mrow>
      <mrow>
        <mfrac>
          <mrow>
            <mi>G</mi>
            <msub>
              <mi>m</mi>
              <mi>e</mi>
            </msub>
            <msub>
              <mi>m</mi>
              <mi>s</mi>
            </msub>
          </mrow>
          <msup>
            <mi>r</mi>
            <mn>2</mn>
          </msup>
        </mfrac>
        <mo stretchy="false">=</mo>
        <mfrac>
          <mrow>
            <msub>
              <mi>m</mi>
              <mi>s</mi>
            </msub>
            <msup>
              <mi>v</mi>
              <mn>2</mn>
            </msup>
          </mrow>
          <mi>r</mi>
        </mfrac>
      </mrow>
    </mrow>
    <annotation encoding="StarMath 5.0">{G m sub e m sub s} over r^2 = {m sub s v ^2} over r</annotation>
  </semantics>
</math>
</file>

<file path=Object 4/content.xml><?xml version="1.0" encoding="utf-8"?>
<math xmlns="http://www.w3.org/1998/Math/MathML">
  <semantics>
    <mrow>
      <mrow>
        <mi>v</mi>
        <mo stretchy="false">=</mo>
        <mfrac>
          <mi mathvariant="italic">Δd</mi>
          <mi mathvariant="italic">Δt</mi>
        </mfrac>
      </mrow>
    </mrow>
    <annotation encoding="StarMath 5.0">v = Δd over Δt</annotation>
  </semantics>
</math>
</file>

<file path=Object 5/content.xml><?xml version="1.0" encoding="utf-8"?>
<math xmlns="http://www.w3.org/1998/Math/MathML">
  <semantics>
    <mrow>
      <mrow>
        <mfrac>
          <mrow>
            <mi>G</mi>
            <msub>
              <mi>m</mi>
              <mi>e</mi>
            </msub>
          </mrow>
          <mi>r</mi>
        </mfrac>
        <mo stretchy="false">=</mo>
        <mrow>
          <msup>
            <mi>v</mi>
            <mn>2</mn>
          </msup>
        </mrow>
      </mrow>
    </mrow>
    <annotation encoding="StarMath 5.0">{G m sub e } over r = { v ^2}</annotation>
  </semantics>
</math>
</file>

<file path=Object 6/content.xml><?xml version="1.0" encoding="utf-8"?>
<math xmlns="http://www.w3.org/1998/Math/MathML">
  <semantics>
    <mrow>
      <mrow>
        <msub>
          <mi>m</mi>
          <mi>e</mi>
        </msub>
        <mo stretchy="false">=</mo>
        <mfrac>
          <mrow>
            <mrow>
              <msup>
                <mi>v</mi>
                <mn>2</mn>
              </msup>
            </mrow>
            <mo stretchy="false">×</mo>
            <mi>r</mi>
          </mrow>
          <mi>G</mi>
        </mfrac>
      </mrow>
    </mrow>
    <annotation encoding="StarMath 5.0"> m sub e = { v ^2} times r over G</annotation>
  </semantics>
</math>
</file>

<file path=Object 7/content.xml><?xml version="1.0" encoding="utf-8"?>
<math xmlns="http://www.w3.org/1998/Math/MathML">
  <semantics>
    <mrow>
      <mrow>
        <mrow>
          <mrow>
            <mi>v</mi>
            <mo stretchy="false">=</mo>
            <mfrac>
              <mi mathvariant="italic">Δd</mi>
              <mi mathvariant="italic">Δt</mi>
            </mfrac>
          </mrow>
          <mo stretchy="false">=</mo>
          <mfrac>
            <mi>c</mi>
            <mi mathvariant="italic">Δt</mi>
          </mfrac>
        </mrow>
        <mo stretchy="false">=</mo>
        <mfrac>
          <mrow>
            <mrow>
              <mrow>
                <mn>2</mn>
                <mo stretchy="false">×</mo>
                <mi>π</mi>
              </mrow>
              <mo stretchy="false">×</mo>
              <mi>r</mi>
            </mrow>
          </mrow>
          <mi mathvariant="italic">Δt</mi>
        </mfrac>
      </mrow>
    </mrow>
    <annotation encoding="StarMath 5.0">v = Δd over Δt = c over Δt = {2 times π times r} over Δt</annotation>
  </semantics>
</math>
</file>

<file path=Object 8/content.xml><?xml version="1.0" encoding="utf-8"?>
<math xmlns="http://www.w3.org/1998/Math/MathML" display="block">
  <semantics>
    <mrow>
      <msub>
        <mi>m</mi>
        <mi>e</mi>
      </msub>
      <mo stretchy="false">=</mo>
      <mfrac>
        <mrow>
          <msup>
            <mrow>
              <mo fence="true" stretchy="false">(</mo>
              <mrow>
                <mfrac>
                  <mrow>
                    <mn>2</mn>
                    <mo stretchy="false">×</mo>
                    <mi>π</mi>
                    <mo stretchy="false">×</mo>
                    <mi>r</mi>
                  </mrow>
                  <mi>t</mi>
                </mfrac>
              </mrow>
              <mo fence="true" stretchy="false">)</mo>
            </mrow>
            <mn>2</mn>
          </msup>
          <mo stretchy="false">×</mo>
          <mi>r</mi>
        </mrow>
        <mi>G</mi>
      </mfrac>
    </mrow>
    <annotation encoding="StarMath 5.0"> m sub e = { (2 times π times r over t) ^2} times r over G</annotation>
  </semantics>
</math>
</file>